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0.29cm" fo:min-width="0.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color="#b2b2b2" draw:fill-color="#dddddd" draw:textarea-horizontal-align="justify" draw:textarea-vertical-align="middle" draw:auto-grow-height="false" fo:min-height="0.64cm" fo:min-width="3.05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89c765" draw:textarea-horizontal-align="justify" draw:textarea-vertical-align="middle" draw:auto-grow-height="false" fo:min-height="0.29cm" fo:min-width="0.0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89c765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762cm" svg:height="0.762cm" svg:x="6.35cm" svg:y="4.318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1.176cm" svg:y="3.55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8.128cm" svg:y="7.112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938cm" svg:y="6.35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112cm" svg:y1="4.572cm" svg:x2="11.176cm" svg:y2="4.064cm">
          <text:p/>
        </draw:line>
        <draw:line draw:style-name="gr3" draw:text-style-name="P3" draw:layer="layout" svg:x1="11.43cm" svg:y1="4.318cm" svg:x2="8.636cm" svg:y2="7.112cm">
          <text:p/>
        </draw:line>
        <draw:line draw:style-name="gr3" draw:text-style-name="P3" draw:layer="layout" svg:x1="8.89cm" svg:y1="7.366cm" svg:x2="11.938cm" svg:y2="6.858cm">
          <text:p/>
        </draw:line>
        <draw:custom-shape draw:style-name="gr1" draw:text-style-name="P1" draw:layer="layout" svg:width="0.762cm" svg:height="0.762cm" svg:x="17.526cm" svg:y="4.064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2.352cm" svg:y="3.302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9.304cm" svg:y="6.858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114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288cm" svg:y1="4.318cm" svg:x2="22.352cm" svg:y2="3.81cm">
          <text:p/>
        </draw:line>
        <draw:line draw:style-name="gr3" draw:text-style-name="P3" draw:layer="layout" svg:x1="23.368cm" svg:y1="6.096cm" svg:x2="18.288cm" svg:y2="4.572cm">
          <text:p/>
        </draw:line>
        <draw:line draw:style-name="gr3" draw:text-style-name="P3" draw:layer="layout" svg:x1="20.066cm" svg:y1="7.112cm" svg:x2="23.114cm" svg:y2="6.604cm">
          <text:p/>
        </draw:line>
        <draw:frame draw:style-name="gr4" draw:text-style-name="P4" draw:layer="layout" svg:width="18.796cm" svg:height="1.673cm" svg:x="5.588cm" svg:y="8.636cm">
          <draw:text-box>
            <text:p>Permutation: ( 1 1 2 2 )<text:tab/><text:tab/><text:tab/><text:tab/><text:tab/><text:tab/>( 2 2 1 1 )<text:tab/><text:tab/><text:tab/><text:tab/><text:tab/><text:tab/><text:tab/><text:tab/><text:tab/> </text:p>
          </draw:text-box>
        </draw:frame>
        <draw:custom-shape draw:style-name="gr5" draw:text-style-name="P5" draw:layer="layout" svg:width="4.064cm" svg:height="1.778cm" svg:x="13.21cm" svg:y="4.827cm">
          <text:p text:style-name="P1">Swa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0.762cm" svg:height="0.762cm" svg:x="6.349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0.668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176cm" svg:y="2.5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2.446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111cm" svg:y1="3.81cm" svg:x2="10.668cm" svg:y2="6.35cm">
          <text:p/>
        </draw:line>
        <draw:line draw:style-name="gr3" draw:text-style-name="P3" draw:layer="layout" svg:x1="11.176cm" svg:y1="6.096cm" svg:x2="11.43cm" svg:y2="3.302cm">
          <text:p/>
        </draw:line>
        <draw:line draw:style-name="gr3" draw:text-style-name="P3" draw:layer="layout" svg:x1="12.446cm" svg:y1="7.874cm" svg:x2="10.922cm" svg:y2="4.826cm">
          <text:p/>
        </draw:line>
        <draw:custom-shape draw:style-name="gr5" draw:text-style-name="P5" draw:layer="layout" svg:width="4.064cm" svg:height="1.778cm" svg:x="13.208cm" svg:y="4.826cm">
          <text:p text:style-name="P1">3-exchang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8.796cm" svg:height="1.673cm" svg:x="5.588cm" svg:y="8.636cm">
          <draw:text-box>
            <text:p>Permutation: ( 1 <text:span text:style-name="T3">1</text:span> 2 <text:span text:style-name="T3">2</text:span> 3 <text:span text:style-name="T3">3</text:span> )<text:tab/><text:tab/><text:tab/><text:tab/><text:tab/><text:tab/>( 1 <text:span text:style-name="T3">3</text:span> 2 <text:span text:style-name="T3">1</text:span> 3 <text:span text:style-name="T3">2</text:span> )<text:tab/><text:tab/><text:tab/><text:tab/><text:tab/><text:tab/><text:tab/><text:tab/><text:tab/> </text:p>
          </draw:text-box>
        </draw:frame>
        <draw:custom-shape draw:style-name="gr7" draw:text-style-name="P7" draw:layer="layout" svg:width="0.762cm" svg:height="0.762cm" svg:x="10.16cm" svg:y="4.31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7.874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38cm" svg:y1="3.048cm" svg:x2="12.7cm" svg:y2="7.62cm">
          <text:p/>
        </draw:line>
        <draw:line draw:style-name="gr3" draw:text-style-name="P3" draw:layer="layout" svg:x1="10.16cm" svg:y1="4.826cm" svg:x2="8.382cm" svg:y2="7.62cm">
          <text:p/>
        </draw:line>
        <draw:custom-shape draw:style-name="gr1" draw:text-style-name="P1" draw:layer="layout" svg:width="0.762cm" svg:height="0.762cm" svg:x="17.272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1.591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2.099cm" svg:y="2.5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369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034cm" svg:y1="3.81cm" svg:x2="21.083cm" svg:y2="4.572cm">
          <text:p/>
        </draw:line>
        <draw:line draw:style-name="gr3" draw:text-style-name="P3" draw:layer="layout" svg:x1="21.59cm" svg:y1="4.318cm" svg:x2="22.353cm" svg:y2="3.302cm">
          <text:p/>
        </draw:line>
        <draw:line draw:style-name="gr3" draw:text-style-name="P3" draw:layer="layout" svg:x1="19.559cm" svg:y1="8.128cm" svg:x2="23.369cm" svg:y2="8.128cm">
          <text:p/>
        </draw:line>
        <draw:custom-shape draw:style-name="gr7" draw:text-style-name="P7" draw:layer="layout" svg:width="0.762cm" svg:height="0.762cm" svg:x="21.083cm" svg:y="4.31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18.797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2.606cm" svg:y1="3.302cm" svg:x2="22.098cm" svg:y2="6.096cm">
          <text:p/>
        </draw:line>
        <draw:line draw:style-name="gr3" draw:text-style-name="P3" draw:layer="layout" svg:x1="21.591cm" svg:y1="6.604cm" svg:x2="19.559cm" svg:y2="7.874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0.762cm" svg:height="0.762cm" svg:x="5.843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9.4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9.4cm" svg:y="4.06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94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605cm" svg:y1="3.81cm" svg:x2="9.4cm" svg:y2="4.318cm">
          <text:p/>
        </draw:line>
        <draw:line draw:style-name="gr3" draw:text-style-name="P3" draw:layer="layout" svg:x1="10.162cm" svg:y1="4.318cm" svg:x2="11.94cm" svg:y2="7.874cm">
          <text:p/>
        </draw:line>
        <draw:line draw:style-name="gr3" draw:text-style-name="P3" draw:layer="layout" svg:x1="11.94cm" svg:y1="7.874cm" svg:x2="11.94cm" svg:y2="4.318cm">
          <text:p/>
        </draw:line>
        <draw:custom-shape draw:style-name="gr5" draw:text-style-name="P5" draw:layer="layout" svg:width="4.064cm" svg:height="1.778cm" svg:x="13.209cm" svg:y="4.826cm">
          <text:p text:style-name="P1">2-Op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8.796cm" svg:height="1.673cm" svg:x="5.081cm" svg:y="8.636cm">
          <draw:text-box>
            <text:p>Permutation: ( 1 <text:span text:style-name="T4">2</text:span> <text:span text:style-name="T5">2 3 </text:span>1 <text:span text:style-name="T4">3</text:span> )<text:tab/><text:tab/><text:tab/><text:tab/><text:tab/>( 1 <text:span text:style-name="T4">2</text:span> <text:span text:style-name="T3">3 2</text:span> 3 <text:span text:style-name="T4">2</text:span> )<text:tab/><text:tab/><text:tab/><text:tab/><text:tab/><text:tab/><text:tab/><text:tab/><text:tab/> </text:p>
          </draw:text-box>
        </draw:frame>
        <draw:custom-shape draw:style-name="gr7" draw:text-style-name="P7" draw:layer="layout" svg:width="0.762cm" svg:height="0.762cm" svg:x="11.686cm" svg:y="3.556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7.368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86cm" svg:y1="4.064cm" svg:x2="10.162cm" svg:y2="6.35cm">
          <text:p/>
        </draw:line>
        <draw:line draw:style-name="gr3" draw:text-style-name="P3" draw:layer="layout" svg:x1="9.4cm" svg:y1="6.604cm" svg:x2="7.876cm" svg:y2="7.62cm">
          <text:p/>
        </draw:line>
        <draw:custom-shape draw:style-name="gr1" draw:text-style-name="P1" draw:layer="layout" svg:width="0.762cm" svg:height="0.762cm" svg:x="5.844cm" svg:y="3.303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9.401cm" svg:y="6.097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9.401cm" svg:y="4.065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941cm" svg:y="7.621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606cm" svg:y1="3.811cm" svg:x2="9.401cm" svg:y2="4.319cm">
          <text:p/>
        </draw:line>
        <draw:line draw:style-name="gr3" draw:text-style-name="P3" draw:layer="layout" svg:x1="10.163cm" svg:y1="4.319cm" svg:x2="11.941cm" svg:y2="7.875cm">
          <text:p/>
        </draw:line>
        <draw:line draw:style-name="gr3" draw:text-style-name="P3" draw:layer="layout" svg:x1="11.941cm" svg:y1="7.875cm" svg:x2="11.941cm" svg:y2="4.319cm">
          <text:p/>
        </draw:line>
        <draw:custom-shape draw:style-name="gr7" draw:text-style-name="P7" draw:layer="layout" svg:width="0.762cm" svg:height="0.762cm" svg:x="11.687cm" svg:y="3.557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7.369cm" svg:y="7.621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87cm" svg:y1="4.065cm" svg:x2="10.163cm" svg:y2="6.351cm">
          <text:p/>
        </draw:line>
        <draw:line draw:style-name="gr3" draw:text-style-name="P3" draw:layer="layout" svg:x1="9.401cm" svg:y1="6.605cm" svg:x2="7.877cm" svg:y2="7.621cm">
          <text:p/>
        </draw:line>
        <draw:custom-shape draw:style-name="gr1" draw:text-style-name="P1" draw:layer="layout" svg:width="0.762cm" svg:height="0.762cm" svg:x="17.272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0.829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0.829cm" svg:y="4.06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369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034cm" svg:y1="3.81cm" svg:x2="20.829cm" svg:y2="4.318cm">
          <text:p/>
        </draw:line>
        <draw:line draw:style-name="gr3" draw:text-style-name="P3" draw:layer="layout" svg:x1="21.591cm" svg:y1="4.318cm" svg:x2="23.115cm" svg:y2="4.064cm">
          <text:p/>
        </draw:line>
        <draw:line draw:style-name="gr3" draw:text-style-name="P3" draw:layer="layout" svg:x1="23.623cm" svg:y1="4.318cm" svg:x2="23.623cm" svg:y2="7.62cm">
          <text:p/>
        </draw:line>
        <draw:custom-shape draw:style-name="gr7" draw:text-style-name="P7" draw:layer="layout" svg:width="0.762cm" svg:height="0.762cm" svg:x="23.115cm" svg:y="3.556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762cm" svg:height="0.762cm" svg:x="18.797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3.369cm" svg:y1="7.874cm" svg:x2="21.591cm" svg:y2="6.35cm">
          <text:p/>
        </draw:line>
        <draw:line draw:style-name="gr3" draw:text-style-name="P3" draw:layer="layout" svg:x1="20.829cm" svg:y1="6.604cm" svg:x2="19.305cm" svg:y2="7.62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20:19:26.680010042</meta:creation-date>
    <dc:date>2019-11-04T23:56:12.777896030</dc:date>
    <meta:editing-duration>PT33M59S</meta:editing-duration>
    <meta:editing-cycles>1</meta:editing-cycles>
    <meta:document-statistic meta:object-count="102"/>
    <meta:generator>LibreOffice/6.0.7.3$Linux_X86_64 LibreOffice_project/00m0$Build-3</meta:generator>
  </office:meta>
</office:document-meta>
</file>